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60"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*100" office:value-type="float" office:value="0.0457763671875">
            <text:p>0,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21" office:value-type="string">
            <text:p>Principe mesure RPM</text:p>
          </table:table-cell>
          <table:table-cell table:style-name="ce2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/>
          <table:table-cell table:style-name="ce21" office:value-type="string">
            <text:p>RPM (tr/min)</text:p>
          </table:table-cell>
          <table:table-cell table:style-name="ce21" office:value-type="string">
            <text:p>RPM (tr/sec = Hz)</text:p>
          </table:table-cell>
          <table:table-cell table:style-name="ce23" office:value-type="string">
            <text:p>Durée tour (s)</text:p>
          </table:table-cell>
          <table:table-cell table:style-name="ce21" office:value-type="string">
            <text:p>Allumage 2T (s)</text:p>
          </table:table-cell>
          <table:table-cell table:style-name="ce23" office:value-type="string">
            <text:p>Allumage 4T (s)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21" table:number-columns-repeated="101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 table:number-columns-repeated="1018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15" table:default-cell-style-name="ce2"/>
        <table:table-column table:style-name="co1" table:default-cell-style-name="ce4"/>
        <table:table-column table:style-name="co1" table:default-cell-style-name="Default"/>
        <table:table-column table:style-name="co16" table:number-columns-repeated="3" table:default-cell-style-name="ce1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8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8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8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8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pm_2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Principe : on compte la durée entre chaque impulsion à l'allumage</text:p>
          </table:table-cell>
          <table:table-cell table:style-name="ce4" table:number-columns-repeated="2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/>
          <table:table-cell table:style-name="ce4" office:value-type="string" table:number-columns-spanned="4" table:number-rows-spanned="1">
            <text:p>2T</text:p>
          </table:table-cell>
          <table:covered-table-cell table:style-name="ce24"/>
          <table:covered-table-cell table:style-name="ce4"/>
          <table:covered-table-cell table:style-name="ce25"/>
          <table:table-cell table:style-name="ce4"/>
          <table:table-cell table:style-name="ce4" office:value-type="string" table:number-columns-spanned="4" table:number-rows-spanned="1">
            <text:p>4T</text:p>
          </table:table-cell>
          <table:covered-table-cell table:style-name="ce24"/>
          <table:covered-table-cell table:style-name="ce4"/>
          <table:covered-table-cell table:style-name="ce25"/>
          <table:table-cell table:style-name="ce4" table:number-columns-repeated="1008"/>
        </table:table-row>
        <table:table-row table:style-name="ro3">
          <table:table-cell table:style-name="ce4"/>
          <table:table-cell table:style-name="ce4" office:value-type="string">
            <text:p>RPM</text:p>
          </table:table-cell>
          <table:table-cell table:style-name="ce4" office:value-type="string">
            <text:p>RPM</text:p>
          </table:table-cell>
          <table:table-cell table:style-name="ce24" office:value-type="string">
            <text:p>Durée tour</text:p>
          </table:table-cell>
          <table:table-cell table:style-name="ce4" office:value-type="string">
            <text:p>Allumage 2T</text:p>
          </table:table-cell>
          <table:table-cell table:style-name="ce24" office:value-type="string">
            <text:p>Allumage 4T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4" office:value-type="string">
            <text:p><text:s/>(tr/min)</text:p>
          </table:table-cell>
          <table:table-cell table:style-name="ce4" office:value-type="string">
            <text:p>(tr/sec = Hz)</text:p>
          </table:table-cell>
          <table:table-cell table:style-name="ce4" office:value-type="string">
            <text:p>(s)</text:p>
          </table:table-cell>
          <table:table-cell table:style-name="ce4" office:value-type="string">
            <text:p>(s)</text:p>
          </table:table-cell>
          <table:table-cell table:style-name="ce24" office:value-type="string">
            <text:p>(s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2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*100" office:value-type="float" office:value="0">
            <text:p>0</text:p>
          </table:table-cell>
          <table:table-cell table:style-name="ce2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2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*100" office:value-type="float" office:value="0">
            <text:p>0</text:p>
          </table:table-cell>
          <table:table-cell table:style-name="ce2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2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*100" office:value-type="float" office:value="0">
            <text:p>0</text:p>
          </table:table-cell>
          <table:table-cell table:style-name="ce2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/>
          <table:table-cell table:number-columns-repeated="4"/>
          <table:table-cell table:style-name="ce21"/>
          <table:table-cell table:number-columns-repeated="4"/>
          <table:table-cell table:style-name="ce2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*100" office:value-type="float" office:value="0.00226671804561588">
            <text:p>0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*100" office:value-type="float" office:value="0.000200000400002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*100" office:value-type="float" office:value="0.00213337884542142">
            <text:p>0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*100" office:value-type="float" office:value="0.00120001440016247">
            <text:p>0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*100" office:value-type="float" office:value="0.0037334727163257">
            <text:p>0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*100" office:value-type="float" office:value="0.001466688178097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*100" office:value-type="float" office:value="0.00266673777967493">
            <text:p>0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*100" office:value-type="float" office:value="0.0003333344444464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*100" office:value-type="float" office:value="0.00160002560041524">
            <text:p>0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*100" office:value-type="float" office:value="0.00133335111135656">
            <text:p>0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*100" office:value-type="float" office:value="0.00426684871887286">
            <text:p>0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*100" office:value-type="float" office:value="0.0040001600063988">
            <text:p>0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*100" office:value-type="float" office:value="0.00140001960028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*100" office:value-type="float" office:value="0">
            <text:p>0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*100" office:value-type="float" office:value="0.00373347271632366">
            <text:p>0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*100" office:value-type="float" office:value="0.0010000100001007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*100" office:value-type="float" office:value="0.000800006400064983">
            <text:p>0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*100" office:value-type="float" office:value="0.00493357672312836">
            <text:p>0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*100" office:value-type="float" office:value="0.002066709378670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*100" office:value-type="float" office:value="0.00266673777969376">
            <text:p>0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*100" office:value-type="float" office:value="0.0040001600063988">
            <text:p>0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*100" office:value-type="float" office:value="0.00213337884542605">
            <text:p>0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*100" office:value-type="float" office:value="0.00280007840219841">
            <text:p>0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*100" office:value-type="float" office:value="0">
            <text:p>0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*100" office:value-type="float" office:value="0.000800006400045648">
            <text:p>0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*100" office:value-type="float" office:value="0">
            <text:p>0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*100" office:value-type="float" office:value="0.00600036002160376">
            <text:p>0,01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*100" office:value-type="float" office:value="0.0026000676017608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*100" office:value-type="float" office:value="0.000533336177786973">
            <text:p>0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*100" office:value-type="float" office:value="0.00666711114074545">
            <text:p>0,01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*100" office:value-type="float" office:value="0.003133431514191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*100" office:value-type="float" office:value="0.00640040962621326">
            <text:p>0,01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*100" office:value-type="float" office:value="0.00266673777969117">
            <text:p>0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*100" office:value-type="float" office:value="0.00640040962622379">
            <text:p>0,01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*100" office:value-type="float" office:value="0.0026667377796789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*100" office:value-type="float" office:value="0.00680046243144859">
            <text:p>0,01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*100" office:value-type="float" office:value="0.0030000900027030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*100" office:value-type="float" office:value="0.000266667377790609">
            <text:p>0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*100" office:value-type="float" office:value="0.00680046243144454">
            <text:p>0,01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*100" office:value-type="float" office:value="0.0028667488468041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*100" office:value-type="float" office:value="0">
            <text:p>0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*100" office:value-type="float" office:value="0.000666671111145258">
            <text:p>0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*100" office:value-type="float" office:value="0.00640040962621462">
            <text:p>0,01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*100" office:value-type="float" office:value="0.002266718045615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*100" office:value-type="float" office:value="0.00640040962621026">
            <text:p>0,01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*100" office:value-type="float" office:value="0.0022000484010558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*100" office:value-type="float" office:value="0.00640040962622379">
            <text:p>0,01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*100" office:value-type="float" office:value="0.002133378845421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*100" office:value-type="float" office:value="0.0040001600063988">
            <text:p>0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*100" office:value-type="float" office:value="0.00560031361756459">
            <text:p>0,01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*100" office:value-type="float" office:value="0.000266667377791779">
            <text:p>0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*100" office:value-type="float" office:value="0.0037334727163257">
            <text:p>0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*100" office:value-type="float" office:value="0.0052002704140652">
            <text:p>0,01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*100" office:value-type="float" office:value="0.0006000036000347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*100" office:value-type="float" office:value="0.00266673777967493">
            <text:p>0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*100" office:value-type="float" office:value="0.00360012960466609">
            <text:p>0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*100" office:value-type="float" office:value="0.00640040962622379">
            <text:p>0,01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*100" office:value-type="float" office:value="0.00946756292929945">
            <text:p>0,01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*100" office:value-type="float" office:value="0.00133335111135656">
            <text:p>0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*100" office:value-type="float" office:value="0">
            <text:p>0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*100" office:value-type="float" office:value="0.00426684871887286">
            <text:p>0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*100" office:value-type="float" office:value="0.00266673777967346">
            <text:p>0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*100" office:value-type="float" office:value="0.0040001600063988">
            <text:p>0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*100" office:value-type="float" office:value="0.00706716607973698">
            <text:p>0,01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*100" office:value-type="float" office:value="0.00180003240057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*100" office:value-type="float" office:value="0">
            <text:p>0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*100" office:value-type="float" office:value="0.00280007840219527">
            <text:p>0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*100" office:value-type="float" office:value="0.00373347271632366">
            <text:p>0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*100" office:value-type="float" office:value="0.0016000256004278">
            <text:p>0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*100" office:value-type="float" office:value="0.00640040962621026">
            <text:p>0,01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*100" office:value-type="float" office:value="0.00600036002161045">
            <text:p>0,01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*100" office:value-type="float" office:value="0.000333334444456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*100" office:value-type="float" office:value="0.0106678045658105">
            <text:p>0,01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*100" office:value-type="float" office:value="0.004933576723128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*100" office:value-type="float" office:value="0.00800064005121626">
            <text:p>0,01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*100" office:value-type="float" office:value="0.00220004840107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*100" office:value-type="float" office:value="0.00853406157325118">
            <text:p>0,01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*100" office:value-type="float" office:value="0.0114679816619009">
            <text:p>0,01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*100" office:value-type="float" office:value="0.00553363952805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*100" office:value-type="float" office:value="0.0040001600063988">
            <text:p>0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*100" office:value-type="float" office:value="0.00920084647787207">
            <text:p>0,01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*100" office:value-type="float" office:value="0.003133431514195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*100" office:value-type="float" office:value="0.00213337884542605">
            <text:p>0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*100" office:value-type="float" office:value="0.00640040962622073">
            <text:p>0,01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*100" office:value-type="float" office:value="0.0002000003999905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*100" office:value-type="float" office:value="0.00906748878565956">
            <text:p>0,01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*100" office:value-type="float" office:value="0.00933420452575343">
            <text:p>0,01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*100" office:value-type="float" office:value="0.003000090002699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*100" office:value-type="float" office:value="0.00640040962622379">
            <text:p>0,01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*100" office:value-type="float" office:value="0.012401537790681">
            <text:p>0,01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*100" office:value-type="float" office:value="0.00593368539867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*100" office:value-type="float" office:value="0.000800006400045648">
            <text:p>0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*100" office:value-type="float" office:value="0.0100010001000156">
            <text:p>0,01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*100" office:value-type="float" office:value="0.0034001156039363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*100" office:value-type="float" office:value="0">
            <text:p>0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*100" office:value-type="float" office:value="0.0100010001000159">
            <text:p>0,01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*100" office:value-type="float" office:value="0.0032667733812626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*100" office:value-type="float" office:value="0.0128016386097376">
            <text:p>0,01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*100" office:value-type="float" office:value="0.00600036002160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*100" office:value-type="float" office:value="0.00760057764392134">
            <text:p>0,01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*100" office:value-type="float" office:value="0.0007333387111430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*100" office:value-type="float" office:value="0.00746722421942317">
            <text:p>0,01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*100" office:value-type="float" office:value="0.012001440172818">
            <text:p>0,01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*100" office:value-type="float" office:value="0.005000250012515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*100" office:value-type="float" office:value="0.00666711114074545">
            <text:p>0,01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*100" office:value-type="float" office:value="0.00493357672312243">
            <text:p>0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*100" office:value-type="float" office:value="0.00640040962621326">
            <text:p>0,01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*100" office:value-type="float" office:value="0.0106678045658179">
            <text:p>0,01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*100" office:value-type="float" office:value="0.00340011560394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*100" office:value-type="float" office:value="0.00266673777969117">
            <text:p>0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*100" office:value-type="float" office:value="0.0112012545405132">
            <text:p>0,01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*100" office:value-type="float" office:value="0.00380014440548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*100" office:value-type="float" office:value="0.00640040962622379">
            <text:p>0,01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*100" office:value-type="float" office:value="0.00253339751273504">
            <text:p>0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*100" office:value-type="float" office:value="0.0144020738986527">
            <text:p>0,01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*100" office:value-type="float" office:value="0.006800462431448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*100" office:value-type="float" office:value="0.0113346179233581">
            <text:p>0,01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*100" office:value-type="float" office:value="0.003666801116058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*100" office:value-type="float" office:value="0.00800064005122279">
            <text:p>0,01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*100" office:value-type="float" office:value="0.0040001600063988">
            <text:p>0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*100" office:value-type="float" office:value="0.0146688180933263">
            <text:p>0,01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*100" office:value-type="float" office:value="0.00680046243144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*100" office:value-type="float" office:value="0.00826735010095104">
            <text:p>0,01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*100" office:value-type="float" office:value="0.0003333344444445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*100" office:value-type="float" office:value="0">
            <text:p>0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*100" office:value-type="float" office:value="0.00560031361757399">
            <text:p>0,01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*100" office:value-type="float" office:value="0.0088007744681527">
            <text:p>0,01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*100" office:value-type="float" office:value="0.00920084647787451">
            <text:p>0,01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*100" office:value-type="float" office:value="0.0010000100001053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*100" office:value-type="float" office:value="0.00640040962621462">
            <text:p>0,01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*100" office:value-type="float" office:value="0">
            <text:p>0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*100" office:value-type="float" office:value="0.00640040962621026">
            <text:p>0,01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*100" office:value-type="float" office:value="0.00866741784288325">
            <text:p>0,01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*100" office:value-type="float" office:value="0.0002000003999949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*100" office:value-type="float" office:value="0.00640040962622379">
            <text:p>0,01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*100" office:value-type="float" office:value="0.0164026900411715">
            <text:p>0,02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*100" office:value-type="float" office:value="0.007800608447455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*100" office:value-type="float" office:value="0.0040001600063988">
            <text:p>0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*100" office:value-type="float" office:value="0.00333344444814304">
            <text:p>0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*100" office:value-type="float" office:value="0.0144020738986573">
            <text:p>0,01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*100" office:value-type="float" office:value="0.005600313617564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*100" office:value-type="float" office:value="0.00173336337830302">
            <text:p>0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*100" office:value-type="float" office:value="0.000266667377791779">
            <text:p>0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*100" office:value-type="float" office:value="0.0100010001000117">
            <text:p>0,01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*100" office:value-type="float" office:value="0.0128016386097376">
            <text:p>0,01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*100" office:value-type="float" office:value="0.00826735010094086">
            <text:p>0,01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*100" office:value-type="float" office:value="0.0144020738986475">
            <text:p>0,01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*100" office:value-type="float" office:value="0.0052002704140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*100" office:value-type="float" office:value="0.0126682713143735">
            <text:p>0,01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*100" office:value-type="float" office:value="0.00266673777967493">
            <text:p>0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*100" office:value-type="float" office:value="0.00280007840219438">
            <text:p>0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*100" office:value-type="float" office:value="0.0130683742675751">
            <text:p>0,01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*100" office:value-type="float" office:value="0.0144020738986427">
            <text:p>0,01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*100" office:value-type="float" office:value="0.004866903522639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*100" office:value-type="float" office:value="0.00640040962622379">
            <text:p>0,01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*100" office:value-type="float" office:value="0.00800064005121887">
            <text:p>0,01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*100" office:value-type="float" office:value="0.019203687107925">
            <text:p>0,02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*100" office:value-type="float" office:value="0.009467562929299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*100" office:value-type="float" office:value="0.000800006400049515">
            <text:p>0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*100" office:value-type="float" office:value="0.0112012545405132">
            <text:p>0,01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*100" office:value-type="float" office:value="0.0110678915133204">
            <text:p>0,01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*100" office:value-type="float" office:value="0.001133346177923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*100" office:value-type="float" office:value="0">
            <text:p>0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*100" office:value-type="float" office:value="0.0178698594148901">
            <text:p>0,02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*100" office:value-type="float" office:value="0.007800608447470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*100" office:value-type="float" office:value="0.00426684871887286">
            <text:p>0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*100" office:value-type="float" office:value="0.0196038423531022">
            <text:p>0,02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*100" office:value-type="float" office:value="0.0094008836830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*100" office:value-type="float" office:value="0.00266673777967346">
            <text:p>0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*100" office:value-type="float" office:value="0.0146688180933368">
            <text:p>0,01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*100" office:value-type="float" office:value="0.0043335211192448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*100" office:value-type="float" office:value="0.014402073898652">
            <text:p>0,01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*100" office:value-type="float" office:value="0.00146668817808911">
            <text:p>0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*100" office:value-type="float" office:value="0.0176030981452652">
            <text:p>0,02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*100" office:value-type="float" office:value="0.007067166079736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*100" office:value-type="float" office:value="0.0208043273000811">
            <text:p>0,02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*100" office:value-type="float" office:value="0.01020104050612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*100" office:value-type="float" office:value="0.0106678045658128">
            <text:p>0,01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*100" office:value-type="float" office:value="0.00826735010094024">
            <text:p>0,01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*100" office:value-type="float" office:value="0.0136018498515984">
            <text:p>0,01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*100" office:value-type="float" office:value="0.00493357672311409">
            <text:p>0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*100" office:value-type="float" office:value="0.00373347271632366">
            <text:p>0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*100" office:value-type="float" office:value="0.0100010001000225">
            <text:p>0,01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*100" office:value-type="float" office:value="0.0016000256004278">
            <text:p>0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*100" office:value-type="float" office:value="0.000400001600000306">
            <text:p>0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*100" office:value-type="float" office:value="0.00640040962621026">
            <text:p>0,01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*100" office:value-type="float" office:value="0.0196038423530959">
            <text:p>0,02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*100" office:value-type="float" office:value="0.008334027835666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*100" office:value-type="float" office:value="0.0173363382986388">
            <text:p>0,02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*100" office:value-type="float" office:value="0.006000360021610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*100" office:value-type="float" office:value="0.0220048410650293">
            <text:p>0,02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*100" office:value-type="float" office:value="0.0106678045658105">
            <text:p>0,01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*100" office:value-type="float" office:value="0.00600036002161671">
            <text:p>0,01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*100" office:value-type="float" office:value="0.00800064005121626">
            <text:p>0,01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*100" office:value-type="float" office:value="0.0166694449074904">
            <text:p>0,02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*100" office:value-type="float" office:value="0.005000250012510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*100" office:value-type="float" office:value="0.00853406157325118">
            <text:p>0,01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*100" office:value-type="float" office:value="0.00680046243145738">
            <text:p>0,01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*100" office:value-type="float" office:value="0.0114679816619009">
            <text:p>0,01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*100" office:value-type="float" office:value="0.0225384119888295">
            <text:p>0,02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*100" office:value-type="float" office:value="0.010601123719117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*100" office:value-type="float" office:value="0.0160025604096745">
            <text:p>0,02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*100" office:value-type="float" office:value="0.0156024339797048">
            <text:p>0,02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*100" office:value-type="float" office:value="0.0035334581821942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*100" office:value-type="float" office:value="0.0213378854155653">
            <text:p>0,02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*100" office:value-type="float" office:value="0.009200846477872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*100" office:value-type="float" office:value="0.00880077446814648">
            <text:p>0,01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*100" office:value-type="float" office:value="0.00213337884542605">
            <text:p>0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*100" office:value-type="float" office:value="0.00133335111136271">
            <text:p>0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*100" office:value-type="float" office:value="0.00640040962622073">
            <text:p>0,01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*100" office:value-type="float" office:value="0.0173363382986461">
            <text:p>0,02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*100" office:value-type="float" office:value="0.004866903522632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*100" office:value-type="float" office:value="0.00906748878565956">
            <text:p>0,01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*100" office:value-type="float" office:value="0.00640040962621026">
            <text:p>0,01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*100" office:value-type="float" office:value="0.00933420452575343">
            <text:p>0,01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*100" office:value-type="float" office:value="0.0178698594148864">
            <text:p>0,02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*100" office:value-type="float" office:value="0.0051335968579861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*100" office:value-type="float" office:value="0.00640040962622379">
            <text:p>0,01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*100" office:value-type="float" office:value="0.000266667377790812">
            <text:p>0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*100" office:value-type="float" office:value="0.0253397527373669">
            <text:p>0,03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*100" office:value-type="float" office:value="0.0124015377906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*100" office:value-type="float" office:value="0.0040001600063988">
            <text:p>0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*100" office:value-type="float" office:value="0.0138685897777856">
            <text:p>0,01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*100" office:value-type="float" office:value="0.00280007840220019">
            <text:p>0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*100" office:value-type="float" office:value="0.0232053836490112">
            <text:p>0,02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*100" office:value-type="float" office:value="0.01000100010001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*100" office:value-type="float" office:value="0.0224050187242042">
            <text:p>0,02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*100" office:value-type="float" office:value="0.00913416758731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*100" office:value-type="float" office:value="0">
            <text:p>0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*100" office:value-type="float" office:value="0.00920084647788003">
            <text:p>0,01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*100" office:value-type="float" office:value="0.0234721748036842">
            <text:p>0,02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*100" office:value-type="float" office:value="0.0157358091006321">
            <text:p>0,02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*100" office:value-type="float" office:value="0.0022000484010689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*100" office:value-type="float" office:value="0.0128016386097376">
            <text:p>0,01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*100" office:value-type="float" office:value="0.0146688180933247">
            <text:p>0,01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*100" office:value-type="float" office:value="0.0213378854155539">
            <text:p>0,02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*100" office:value-type="float" office:value="0.0076005776439213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*100" office:value-type="float" office:value="0.00520027041407069">
            <text:p>0,01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*100" office:value-type="float" office:value="0.0213378854155621">
            <text:p>0,02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*100" office:value-type="float" office:value="0.007467224219423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*100" office:value-type="float" office:value="0.0144020738986418">
            <text:p>0,01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*100" office:value-type="float" office:value="0.0004666688444680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*100" office:value-type="float" office:value="0.012001440172818">
            <text:p>0,01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*100" office:value-type="float" office:value="0.0141353311267943">
            <text:p>0,01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*100" office:value-type="float" office:value="0.00006666671111100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*100" office:value-type="float" office:value="0.0208043273000883">
            <text:p>0,02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*100" office:value-type="float" office:value="0.00360012960466609">
            <text:p>0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*100" office:value-type="float" office:value="0.0192036871079428">
            <text:p>0,02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*100" office:value-type="float" office:value="0.0106678045658343">
            <text:p>0,01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*100" office:value-type="float" office:value="0.0106678045658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*100" office:value-type="float" office:value="0.00640040962621326">
            <text:p>0,01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*100" office:value-type="float" office:value="0.00640040962622772">
            <text:p>0,01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*100" office:value-type="float" office:value="0.0064004096262277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*100" office:value-type="float" office:value="0.0106678045658179">
            <text:p>0,01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*100" office:value-type="float" office:value="0.01066780456581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*100" office:value-type="float" office:value="0.0192036871079354">
            <text:p>0,02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*100" office:value-type="float" office:value="0.00266673777969117">
            <text:p>0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*100" office:value-type="float" office:value="0.0196038423531125">
            <text:p>0,02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*100" office:value-type="float" office:value="0.004866903522644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*100" office:value-type="float" office:value="0.0112012545405132">
            <text:p>0,01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*100" office:value-type="float" office:value="0.00680046243146147">
            <text:p>0,01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*100" office:value-type="float" office:value="0.006800462431461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*100" office:value-type="float" office:value="0.00640040962622379">
            <text:p>0,01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*100" office:value-type="float" office:value="0.0100010001000151">
            <text:p>0,01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*100" office:value-type="float" office:value="0.01000100010001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*100" office:value-type="float" office:value="0.0176030981452818">
            <text:p>0,02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*100" office:value-type="float" office:value="0.0292085288904348">
            <text:p>0,03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*100" office:value-type="float" office:value="0.01406864565616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*100" office:value-type="float" office:value="0.0144020738986527">
            <text:p>0,01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*100" office:value-type="float" office:value="0.0144020738986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*100" office:value-type="float" office:value="0.00333344444815176">
            <text:p>0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*100" office:value-type="float" office:value="0.003333444448151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*100" office:value-type="float" office:value="0.026673779674579">
            <text:p>0,03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*100" office:value-type="float" office:value="0.01133461792335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*100" office:value-type="float" office:value="0.0232053836490112">
            <text:p>0,02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*100" office:value-type="float" office:value="0.0078006084474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*100" office:value-type="float" office:value="0.0234721748036832">
            <text:p>0,02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*100" office:value-type="float" office:value="0.008000640051222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*100" office:value-type="float" office:value="0.0274742129171453">
            <text:p>0,03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*100" office:value-type="float" office:value="0.01193475754772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*100" office:value-type="float" office:value="0.0040001600063988">
            <text:p>0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*100" office:value-type="float" office:value="0.0153356848050146">
            <text:p>0,02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*100" office:value-type="float" office:value="0.015335684805014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*100" office:value-type="float" office:value="0.0304092444103089">
            <text:p>0,03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*100" office:value-type="float" office:value="0.014668818093326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*100" office:value-type="float" office:value="0.0176030981452748">
            <text:p>0,02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*100" office:value-type="float" office:value="0.0018000324005981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*100" office:value-type="float" office:value="0.00826735010095104">
            <text:p>0,01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*100" office:value-type="float" office:value="0.008267350100951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*100" office:value-type="float" office:value="0.00240005760139207">
            <text:p>0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*100" office:value-type="float" office:value="0.002400057601392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*100" office:value-type="float" office:value="0">
            <text:p>0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*100" office:value-type="float" office:value="0.00106667804458269">
            <text:p>0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*100" office:value-type="float" office:value="0.001066678044582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*100" office:value-type="float" office:value="0.00560031361757399">
            <text:p>0,01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*100" office:value-type="float" office:value="0.0136018498515937">
            <text:p>0,01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*100" office:value-type="float" office:value="0.013601849851593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*100" office:value-type="float" office:value="0.0250729516198858">
            <text:p>0,03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*100" office:value-type="float" office:value="0.0088007744681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*100" office:value-type="float" office:value="0.00733387115056126">
            <text:p>0,01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*100" office:value-type="float" office:value="0.007333871150561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*100" office:value-type="float" office:value="0.0256065552781454">
            <text:p>0,03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*100" office:value-type="float" office:value="0.0144020738986435">
            <text:p>0,01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*100" office:value-type="float" office:value="0.01440207389864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*100" office:value-type="float" office:value="0.00640040962621462">
            <text:p>0,01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*100" office:value-type="float" office:value="0.00160002560040953">
            <text:p>0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*100" office:value-type="float" office:value="0.0016000256004095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*100" office:value-type="float" office:value="0">
            <text:p>0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*100" office:value-type="float" office:value="0.00160002560041033">
            <text:p>0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*100" office:value-type="float" office:value="0.001600025600410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*100" office:value-type="float" office:value="0.00640040962621026">
            <text:p>0,01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*100" office:value-type="float" office:value="0.0144020738986475">
            <text:p>0,01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*100" office:value-type="float" office:value="0.0256065552781637">
            <text:p>0,03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*100" office:value-type="float" office:value="0.008667417842883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*100" office:value-type="float" office:value="0.00600036002159708">
            <text:p>0,01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*100" office:value-type="float" office:value="0.0060003600215970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*100" office:value-type="float" office:value="0.0234721748037003">
            <text:p>0,02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*100" office:value-type="float" office:value="0.00986764027384693">
            <text:p>0,01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*100" office:value-type="float" office:value="0.009867640273846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*100" office:value-type="float" office:value="0.033611293394586">
            <text:p>0,03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*100" office:value-type="float" office:value="0.016402690041171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*100" office:value-type="float" office:value="0.0260067617580569">
            <text:p>0,03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*100" office:value-type="float" office:value="0.008734096111056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*100" office:value-type="float" office:value="0.0213378854155578">
            <text:p>0,02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*100" office:value-type="float" office:value="0.0196038423531181">
            <text:p>0,02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*100" office:value-type="float" office:value="0.002200048401081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*100" office:value-type="float" office:value="0.0208043273000874">
            <text:p>0,02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*100" office:value-type="float" office:value="0.0249395515948673">
            <text:p>0,02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*100" office:value-type="float" office:value="0.007400547640536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*100" office:value-type="float" office:value="0.0320102432778475">
            <text:p>0,03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*100" office:value-type="float" office:value="0.01440207389865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*100" office:value-type="float" office:value="0.00666711114074545">
            <text:p>0,01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*100" office:value-type="float" office:value="0.0194704569156086">
            <text:p>0,02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*100" office:value-type="float" office:value="0.0352123947629721">
            <text:p>0,04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*100" office:value-type="float" office:value="0.017403028126905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*100" office:value-type="float" office:value="0.0181366221074904">
            <text:p>0,02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*100" office:value-type="float" office:value="0.00373347271632825">
            <text:p>0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*100" office:value-type="float" office:value="0.0037334727163282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*100" office:value-type="float" office:value="0.0280078421958226">
            <text:p>0,03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*100" office:value-type="float" office:value="0.01000100010001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*100" office:value-type="float" office:value="0.0190703027377204">
            <text:p>0,02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*100" office:value-type="float" office:value="0.0010000100001046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*100" office:value-type="float" office:value="0.0128016386097376">
            <text:p>0,01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*100" office:value-type="float" office:value="0.00920084647788873">
            <text:p>0,01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*100" office:value-type="float" office:value="0.009200846477888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*100" office:value-type="float" office:value="0.00826735010094086">
            <text:p>0,01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*100" office:value-type="float" office:value="0.0100010001000225">
            <text:p>0,01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*100" office:value-type="float" office:value="0.0144020738986475">
            <text:p>0,01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*100" office:value-type="float" office:value="0.0214712758338875">
            <text:p>0,02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*100" office:value-type="float" office:value="0.0030000900027030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*100" office:value-type="float" office:value="0.0312097374380952">
            <text:p>0,03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*100" office:value-type="float" office:value="0.01266827131437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*100" office:value-type="float" office:value="0.00640040962622073">
            <text:p>0,01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*100" office:value-type="float" office:value="0.021337885415554">
            <text:p>0,02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*100" office:value-type="float" office:value="0.00146668817809658">
            <text:p>0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*100" office:value-type="float" office:value="0.001466688178096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*100" office:value-type="float" office:value="0.0216046666079968">
            <text:p>0,02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*100" office:value-type="float" office:value="0.00666711114073696">
            <text:p>0,01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*100" office:value-type="float" office:value="0.0066671111407369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*100" office:value-type="float" office:value="0.0320102432778518">
            <text:p>0,03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*100" office:value-type="float" office:value="0.01306837426757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*100" office:value-type="float" office:value="0.0220048410650346">
            <text:p>0,02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*100" office:value-type="float" office:value="0.0030000900027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*100" office:value-type="float" office:value="0.0144020738986427">
            <text:p>0,01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*100" office:value-type="float" office:value="0.01440207389864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*100" office:value-type="float" office:value="0.00920084647787451">
            <text:p>0,01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*100" office:value-type="float" office:value="0.00640040962622379">
            <text:p>0,01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*100" office:value-type="float" office:value="0.00600036002159393">
            <text:p>0,01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*100" office:value-type="float" office:value="0.006000360021593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*100" office:value-type="float" office:value="0.00800064005121887">
            <text:p>0,01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*100" office:value-type="float" office:value="0.0124015377906849">
            <text:p>0,01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*100" office:value-type="float" office:value="0.012401537790684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*100" office:value-type="float" office:value="0.019203687107925">
            <text:p>0,02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*100" office:value-type="float" office:value="0.01920368710792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*100" office:value-type="float" office:value="0.0284080678912802">
            <text:p>0,03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*100" office:value-type="float" office:value="0.0088674529141680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*100" office:value-type="float" office:value="0.000800006400049515">
            <text:p>0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*100" office:value-type="float" office:value="0.0146688180933224">
            <text:p>0,01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*100" office:value-type="float" office:value="0.01466881809332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*100" office:value-type="float" office:value="0.0309429050052795">
            <text:p>0,03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*100" office:value-type="float" office:value="0.0100010001000194">
            <text:p>0,01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*100" office:value-type="float" office:value="0.01000100010001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*100" office:value-type="float" office:value="0.0309429050052766">
            <text:p>0,03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*100" office:value-type="float" office:value="0.01106789151332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*100" office:value-type="float" office:value="0.0144020738986475">
            <text:p>0,01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*100" office:value-type="float" office:value="0">
            <text:p>0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*100" office:value-type="float" office:value="0.0278744343423807">
            <text:p>0,03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*100" office:value-type="float" office:value="0.0078006084474609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*100" office:value-type="float" office:value="0.0178698594148901">
            <text:p>0,02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*100" office:value-type="float" office:value="0.01786985941489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*100" office:value-type="float" office:value="0.0100010001000159">
            <text:p>0,01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*100" office:value-type="float" office:value="0.00426684871887286">
            <text:p>0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*100" office:value-type="float" office:value="0.000666671111145258">
            <text:p>0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*100" office:value-type="float" office:value="0.0400160064025668">
            <text:p>0,04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*100" office:value-type="float" office:value="0.019603842353102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*100" office:value-type="float" office:value="0.0408166531945127">
            <text:p>0,04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*100" office:value-type="float" office:value="0.020337468618633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*100" office:value-type="float" office:value="0.00266673777967346">
            <text:p>0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*100" office:value-type="float" office:value="0.00760057764389926">
            <text:p>0,01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*100" office:value-type="float" office:value="0.007600577643899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*100" office:value-type="float" office:value="0.0146688180933368">
            <text:p>0,01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*100" office:value-type="float" office:value="0.014668818093336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*100" office:value-type="float" office:value="0.0238723642042536">
            <text:p>0,02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*100" office:value-type="float" office:value="0.0031334315141926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*100" office:value-type="float" office:value="0.0352123947629643">
            <text:p>0,04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*100" office:value-type="float" office:value="0.014402073898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*100" office:value-type="float" office:value="0.00693381407779326">
            <text:p>0,01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*100" office:value-type="float" office:value="0.00693381407779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*100" office:value-type="float" office:value="0.0224050187241907">
            <text:p>0,02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*100" office:value-type="float" office:value="0.0400160064025782">
            <text:p>0,04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*100" office:value-type="float" office:value="0.01900361068604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*100" office:value-type="float" office:value="0.0176030981452652">
            <text:p>0,02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*100" office:value-type="float" office:value="0.017603098145265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*100" office:value-type="float" office:value="0.0393488105321402">
            <text:p>0,04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*100" office:value-type="float" office:value="0.018203313002963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*100" office:value-type="float" office:value="0.0208043273000811">
            <text:p>0,02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*100" office:value-type="float" office:value="0.020804327300081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*100" office:value-type="float" office:value="0.00413350418484897">
            <text:p>0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*100" office:value-type="float" office:value="0.00413350418484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*100" office:value-type="float" office:value="0.0320102432778526">
            <text:p>0,03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*100" office:value-type="float" office:value="0.010667804565812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*100" office:value-type="float" office:value="0.0192036871079286">
            <text:p>0,02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*100" office:value-type="float" office:value="0.019203687107928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*100" office:value-type="float" office:value="0.00826735010094024">
            <text:p>0,01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*100" office:value-type="float" office:value="0.0422845389318042">
            <text:p>0,04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*100" office:value-type="float" office:value="0.02073763293590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*100" office:value-type="float" office:value="0.0352123947629513">
            <text:p>0,04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*100" office:value-type="float" office:value="0.013601849851598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*100" office:value-type="float" office:value="0.0300090027008152">
            <text:p>0,03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*100" office:value-type="float" office:value="0.008334027835651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*100" office:value-type="float" office:value="0.0266737796745853">
            <text:p>0,03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*100" office:value-type="float" office:value="0.025206352000708">
            <text:p>0,03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*100" office:value-type="float" office:value="0.0034001156039347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*100" office:value-type="float" office:value="0.0256065552781593">
            <text:p>0,03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*100" office:value-type="float" office:value="0.027874434342382">
            <text:p>0,03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*100" office:value-type="float" office:value="0.005933685398680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*100" office:value-type="float" office:value="0.0320102432778681">
            <text:p>0,03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*100" office:value-type="float" office:value="0.0380144454892866">
            <text:p>0,04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*100" office:value-type="float" office:value="0.015935872449017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*100" office:value-type="float" office:value="0.0016000256004278">
            <text:p>0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*100" office:value-type="float" office:value="0.0112012545404995">
            <text:p>0,01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*100" office:value-type="float" office:value="0.011201254540499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*100" office:value-type="float" office:value="0.0226718056092749">
            <text:p>0,02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*100" office:value-type="float" office:value="0.0360129646672778">
            <text:p>0,04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*100" office:value-type="float" office:value="0.0136685346997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*100" office:value-type="float" office:value="0.00640040962621026">
            <text:p>0,01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*100" office:value-type="float" office:value="0.0233387790484399">
            <text:p>0,02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*100" office:value-type="float" office:value="0.0008666741778358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*100" office:value-type="float" office:value="0.0421510929938514">
            <text:p>0,04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*100" office:value-type="float" office:value="0.01960384235309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*100" office:value-type="float" office:value="0.0176030981452684">
            <text:p>0,02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*100" office:value-type="float" office:value="0.017603098145268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*100" office:value-type="float" office:value="0.0400160064025653">
            <text:p>0,04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*100" office:value-type="float" office:value="0.017336338298638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*100" office:value-type="float" office:value="0.018803535064597">
            <text:p>0,02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*100" office:value-type="float" office:value="0.01880353506459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*100" office:value-type="float" office:value="0.0448200793955719">
            <text:p>0,04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*100" office:value-type="float" office:value="0.022004841065029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*100" office:value-type="float" office:value="0.0269405893320596">
            <text:p>0,03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*100" office:value-type="float" office:value="0.0040668320511662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*100" office:value-type="float" office:value="0.0106678045658105">
            <text:p>0,01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*100" office:value-type="float" office:value="0.0420176474119111">
            <text:p>0,04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*100" office:value-type="float" office:value="0.019003610686026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*100" office:value-type="float" office:value="0.0290751178342514">
            <text:p>0,03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*100" office:value-type="float" office:value="0.0177364786022133">
            <text:p>0,02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*100" office:value-type="float" office:value="0.017736478602213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*100" office:value-type="float" office:value="0.00800064005121626">
            <text:p>0,01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*100" office:value-type="float" office:value="0.0464215395943894">
            <text:p>0,05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*100" office:value-type="float" office:value="0.0231386860827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*100" office:value-type="float" office:value="0.040016006402571">
            <text:p>0,04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*100" office:value-type="float" office:value="0.016669444907490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*100" office:value-type="float" office:value="0.0352123947629643">
            <text:p>0,04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*100" office:value-type="float" office:value="0.0118013925643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*100" office:value-type="float" office:value="0.0320102432778475">
            <text:p>0,03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*100" office:value-type="float" office:value="0.0304092444102986">
            <text:p>0,03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*100" office:value-type="float" office:value="0.006867138210159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*100" office:value-type="float" office:value="0.030409244410296">
            <text:p>0,03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*100" office:value-type="float" office:value="0.0320102432778582">
            <text:p>0,03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*100" office:value-type="float" office:value="0.008334027835663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*100" office:value-type="float" office:value="0.0352123947629679">
            <text:p>0,04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*100" office:value-type="float" office:value="0.0400160064025647">
            <text:p>0,04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*100" office:value-type="float" office:value="0.016202624825224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*100" office:value-type="float" office:value="0.0464215395943776">
            <text:p>0,05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*100" office:value-type="float" office:value="0.022538411988829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*100" office:value-type="float" office:value="0.0065337602056824">
            <text:p>0,01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*100" office:value-type="float" office:value="0.00653376020568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*100" office:value-type="float" office:value="0.0160025604096745">
            <text:p>0,02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*100" office:value-type="float" office:value="0.016002560409674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*100" office:value-type="float" office:value="0.027073994694567">
            <text:p>0,03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*100" office:value-type="float" office:value="0.00300009000269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*100" office:value-type="float" office:value="0.0397491269864554">
            <text:p>0,04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*100" office:value-type="float" office:value="0.015602433979704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*100" office:value-type="float" office:value="0.00560031361758025">
            <text:p>0,01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*100" office:value-type="float" office:value="0.005600313617580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*100" office:value-type="float" office:value="0.0213378854155653">
            <text:p>0,02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*100" office:value-type="float" office:value="0.02133788541556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*100" office:value-type="float" office:value="0.0386816235611137">
            <text:p>0,04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*100" office:value-type="float" office:value="0.014335388072290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*100" office:value-type="float" office:value="0.00880077446814648">
            <text:p>0,01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*100" office:value-type="float" office:value="0.0292085288904299">
            <text:p>0,03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*100" office:value-type="float" office:value="0.004733557388400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*100" office:value-type="float" office:value="0.00213337884542605">
            <text:p>0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*100" office:value-type="float" office:value="0.0256065552781577">
            <text:p>0,03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*100" office:value-type="float" office:value="0.00100001000009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*100" office:value-type="float" office:value="0.00133335111136271">
            <text:p>0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*100" office:value-type="float" office:value="0.0278744343423836">
            <text:p>0,03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*100" office:value-type="float" office:value="0.003133431514188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*100" office:value-type="float" office:value="0.00640040962622073">
            <text:p>0,01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*100" office:value-type="float" office:value="0.0360129646672788">
            <text:p>0,04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*100" office:value-type="float" office:value="0.01113457298246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*100" office:value-type="float" office:value="0.0173363382986461">
            <text:p>0,02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*100" office:value-type="float" office:value="0.017336338298646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*100" office:value-type="float" office:value="0">
            <text:p>0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*100" office:value-type="float" office:value="0.0341449881559487">
            <text:p>0,03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*100" office:value-type="float" office:value="0.0196038423531047">
            <text:p>0,02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*100" office:value-type="float" office:value="0.019603842353104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*100" office:value-type="float" office:value="0.00640040962621026">
            <text:p>0,01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*100" office:value-type="float" office:value="0.0450869858683065">
            <text:p>0,05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*100" office:value-type="float" office:value="0.019803921176399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*100" office:value-type="float" office:value="0.0346786886120514">
            <text:p>0,03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*100" office:value-type="float" office:value="0.0256065552781637">
            <text:p>0,03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*100" office:value-type="float" office:value="0.0002000004000069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*100" office:value-type="float" office:value="0.0178698594148864">
            <text:p>0,02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*100" office:value-type="float" office:value="0.017869859414886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*100" office:value-type="float" office:value="0.0114679816618931">
            <text:p>0,01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*100" office:value-type="float" office:value="0.011467981661893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*100" office:value-type="float" office:value="0.00640040962622379">
            <text:p>0,01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*100" office:value-type="float" office:value="0.00266673777967936">
            <text:p>0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*100" office:value-type="float" office:value="0.002666737779679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*100" office:value-type="float" office:value="0.000266667377790812">
            <text:p>0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*100" office:value-type="float" office:value="0.0508258195163139">
            <text:p>0,05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*100" office:value-type="float" office:value="0.0250062515628915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*100" office:value-type="float" office:value="0.0512262278286504">
            <text:p>0,05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*100" office:value-type="float" office:value="0.0253397527373669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*100" office:value-type="float" office:value="0.00106667804458133">
            <text:p>0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*100" office:value-type="float" office:value="0.001066678044581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*100" office:value-type="float" office:value="0.0040001600063988">
            <text:p>0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*100" office:value-type="float" office:value="0.00826735010094107">
            <text:p>0,01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*100" office:value-type="float" office:value="0.008267350100941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*100" office:value-type="float" office:value="0.0138685897777856">
            <text:p>0,01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*100" office:value-type="float" office:value="0.01386858977778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*100" office:value-type="float" office:value="0.0208043273000759">
            <text:p>0,02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*100" office:value-type="float" office:value="0.02080432730007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*100" office:value-type="float" office:value="0.0290751178342505">
            <text:p>0,03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*100" office:value-type="float" office:value="0.0386816235611115">
            <text:p>0,04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*100" office:value-type="float" office:value="0.01233485463206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*100" office:value-type="float" office:value="0.0496246138084533">
            <text:p>0,05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*100" office:value-type="float" office:value="0.023205383649011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*100" office:value-type="float" office:value="0.00893413144907988">
            <text:p>0,01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*100" office:value-type="float" office:value="0.008934131449079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*100" office:value-type="float" office:value="0.0224050187242042">
            <text:p>0,02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*100" office:value-type="float" office:value="0.02240501872420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*100" office:value-type="float" office:value="0.0372138435498124">
            <text:p>0,04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*100" office:value-type="float" office:value="0">
            <text:p>0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*100" office:value-type="float" office:value="0.0173363382986453">
            <text:p>0,02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*100" office:value-type="float" office:value="0.01733633829864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*100" office:value-type="float" office:value="0.0360129646672823">
            <text:p>0,04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*100" office:value-type="float" office:value="0.00226671804561165">
            <text:p>0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*100" office:value-type="float" office:value="0.002266718045611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*100" office:value-type="float" office:value="0.0234721748036842">
            <text:p>0,02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*100" office:value-type="float" office:value="0.02347217480368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*100" office:value-type="float" office:value="0.0460211697380842">
            <text:p>0,05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*100" office:value-type="float" office:value="0.01900361068603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*100" office:value-type="float" office:value="0.0157358091006321">
            <text:p>0,02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*100" office:value-type="float" office:value="0.01573580910063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*100" office:value-type="float" office:value="0.0408166531945089">
            <text:p>0,04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*100" office:value-type="float" office:value="0.013668534699742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*100" office:value-type="float" office:value="0.0128016386097376">
            <text:p>0,01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*100" office:value-type="float" office:value="0.0404163281965964">
            <text:p>0,04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*100" office:value-type="float" office:value="0.013135058404341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*100" office:value-type="float" office:value="0.0146688180933247">
            <text:p>0,01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*100" office:value-type="float" office:value="0.01466881809332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*100" office:value-type="float" office:value="0.0448200793955809">
            <text:p>0,04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*100" office:value-type="float" office:value="0.017403028126899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*100" office:value-type="float" office:value="0.0213378854155539">
            <text:p>0,02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*100" office:value-type="float" office:value="0.021337885415553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*100" office:value-type="float" office:value="0.0540291757549046">
            <text:p>0,05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*100" office:value-type="float" office:value="0.0264736733655584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*100" office:value-type="float" office:value="0.0328107619299227">
            <text:p>0,03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*100" office:value-type="float" office:value="0.0126682713143745">
            <text:p>0,01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*100" office:value-type="float" office:value="0.01266827131437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*100" office:value-type="float" office:value="0.0490907538632366">
            <text:p>0,05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*100" office:value-type="float" office:value="0.02133788541556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*100" office:value-type="float" office:value="0.0312097374380952">
            <text:p>0,03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*100" office:value-type="float" office:value="0.0144020738986418">
            <text:p>0,01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*100" office:value-type="float" office:value="0.01440207389864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*100" office:value-type="float" office:value="0.0545630884042151">
            <text:p>0,05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*100" office:value-type="float" office:value="0.0266070774826127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*100" office:value-type="float" office:value="0.040016006402571">
            <text:p>0,04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*100" office:value-type="float" office:value="0.0265403753796051">
            <text:p>0,03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*100" office:value-type="float" office:value="0.0265403753796051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*100" office:value-type="float" office:value="0.0141353311267943">
            <text:p>0,01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*100" office:value-type="float" office:value="0.01413533112679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*100" office:value-type="float" office:value="0.0028000784022105">
            <text:p>0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*100" office:value-type="float" office:value="0.00280007840221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*100" office:value-type="float" office:value="0.0490907538632338">
            <text:p>0,05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*100" office:value-type="float" office:value="0.0208043273000883">
            <text:p>0,02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1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7">
            <text:p>0x7</text:p>
          </table:table-cell>
          <table:table-cell table:style-name="ce26" office:value-type="float" office:value="7">
            <text:p>7</text:p>
          </table:table-cell>
          <table:table-cell table:style-name="ce16" table:formula="of:=DEC2HEX([.I31])" office:value-type="string" office:string-value="7">
            <text:p>7</text:p>
          </table:table-cell>
          <table:table-cell/>
          <table:table-cell table:style-name="ce8" table:formula="of:=ABS([.E31]-[.I31])/[.C14]*100" office:value-type="float" office:value="0.390625">
            <text:p>0,39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4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4:28:22.57</dc:date>
    <meta:editing-duration>PT02H37M19S</meta:editing-duration>
    <meta:editing-cycles>94</meta:editing-cycles>
    <meta:generator>OpenOffice.org/3.2$Win32 OpenOffice.org_project/320m12$Build-9483</meta:generator>
    <meta:document-statistic meta:table-count="9" meta:cell-count="7396" meta:object-count="0"/>
  </office:meta>
</office:document-meta>
</file>